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10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22" style:parent-style-name="Standard" style:family="paragraph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T2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4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5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6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7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8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49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50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51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52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53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54" style:parent-style-name="Standard" style:family="paragraph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T55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72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73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74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75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T7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T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T87" style:parent-style-name="DefaultParagraphFont" style:family="text">
      <style:text-properties fo:font-weight="bold" style:font-weight-asian="bold" style:font-weight-complex="bold" fo:font-size="24pt" style:font-size-asian="24pt" style:font-size-complex="24pt" style:language-asian="en" style:country-asian="US" style:language-complex="ar" style:country-complex="SA"/>
    </style:style>
    <style:style style:name="T88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97"/></text:span><text:span text:style-name="T3"><text:s text:c="7"/></text:span><text:span text:style-name="T4"><text:s text:c="11"/></text:span><text:span text:style-name="T5"><text:s text:c="8"/></text:span><text:span text:style-name="T6"><text:s text:c="96"/></text:span><text:span text:style-name="T7"><text:s text:c="39"/></text:span></text:p>
      <text:p text:style-name="P8"><text:s text:c="174"/></text:p>
      <text:p text:style-name="P9">TASK<text:s/>6:</text:p>
      <text:p text:style-name="P10"/>
      <text:p text:style-name="Standard"><text:span text:style-name="T11"><draw:frame draw:z-index="5" draw:style-name="a0" draw:name="Image6" text:anchor-type="paragraph" svg:x="0.37361in" svg:y="6.42639in" svg:width="4.38472in" svg:height="1.66597in" style:rel-width="scale" style:rel-height="scale"><draw:image xlink:href="media/image1.png" xlink:type="simple" xlink:show="embed" xlink:actuate="onLoad"/><svg:title/><svg:desc/></draw:frame></text:span><text:span text:style-name="T12"><draw:frame draw:z-index="4" draw:style-name="a1" draw:name="Image5" text:anchor-type="paragraph" svg:x="0.3543in" svg:y="0in" svg:width="6.9252in" svg:height="6.2953in" style:rel-width="scale" style:rel-height="scale"><draw:image xlink:href="media/image2.png" xlink:type="simple" xlink:show="embed" xlink:actuate="onLoad"/><svg:title/><svg:desc/></draw:frame></text:span><text:span text:style-name="T13"><text:s text:c="108"/></text:span><text:span text:style-name="T14"><text:s text:c="31"/></text:span></text:p>
      <text:p text:style-name="P15"><text:s text:c="8"/><text:s text:c="26"/></text:p>
      <text:p text:style-name="P16"><text:s text:c="39"/></text:p>
      <text:p text:style-name="P17"><text:s text:c="22"/><text:s text:c="20"/></text:p>
      <text:p text:style-name="P18"><text:s text:c="41"/></text:p>
      <text:p text:style-name="P19"><text:s text:c="39"/></text:p>
      <text:p text:style-name="P20"><text:s text:c="41"/></text:p>
      <text:p text:style-name="P21"/>
      <text:p text:style-name="P22">TASK<text:s/>7:</text:p>
      <text:p text:style-name="Standard"><text:span text:style-name="T23"><draw:frame draw:z-index="6" draw:style-name="a2" draw:name="Image7" text:anchor-type="paragraph" svg:x="0.4063in" svg:y="0in" svg:width="6.9252in" svg:height="3.0563in" style:rel-width="scale" style:rel-height="scale"><draw:image xlink:href="media/image3.png" xlink:type="simple" xlink:show="embed" xlink:actuate="onLoad"/><svg:title/><svg:desc/></draw:frame></text:span><text:span text:style-name="T24"><text:s text:c="90"/></text:span><text:span text:style-name="T25"><text:s text:c="48"/></text:span></text:p>
      <text:p text:style-name="P26"/>
      <text:p text:style-name="P27"><text:s text:c="55"/></text:p>
      <text:p text:style-name="P28"><text:s text:c="52"/></text:p>
      <text:p text:style-name="P29"><text:s text:c="49"/></text:p>
      <text:p text:style-name="P30"><text:s text:c="28"/></text:p>
      <text:p text:style-name="P31"><text:s text:c="9"/><text:s text:c="14"/></text:p>
      <text:p text:style-name="P32"><text:s text:c="27"/></text:p>
      <text:p text:style-name="P33"><text:s text:c="34"/></text:p>
      <text:p text:style-name="P34"><text:s text:c="32"/></text:p>
      <text:p text:style-name="P35"><text:s text:c="25"/></text:p>
      <text:p text:style-name="P36"><text:s text:c="19"/></text:p>
      <text:p text:style-name="Standard"><text:span text:style-name="T37"><draw:frame draw:z-index="7" draw:style-name="a3" draw:name="Image8" text:anchor-type="paragraph" svg:x="0.40486in" svg:y="0.10278in" svg:width="3.9898in" svg:height="1.4791in" style:rel-width="scale" style:rel-height="scale"><draw:image xlink:href="media/image4.png" xlink:type="simple" xlink:show="embed" xlink:actuate="onLoad"/><svg:title/><svg:desc/></draw:frame></text:span><text:span text:style-name="T38"><text:s text:c="16"/></text:span></text:p>
      <text:p text:style-name="P39"><text:s text:c="13"/></text:p>
      <text:p text:style-name="P40"><text:s text:c="20"/></text:p>
      <text:p text:style-name="P41"><text:s text:c="18"/></text:p>
      <text:p text:style-name="P42"><text:s text:c="22"/></text:p>
      <text:p text:style-name="P43"><text:s/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TASK<text:s/>8:</text:p>
      <text:p text:style-name="Standard"><text:span text:style-name="T55"><draw:frame draw:z-index="8" draw:style-name="a4" draw:name="Image9" text:anchor-type="paragraph" svg:x="0in" svg:y="0in" svg:width="5.7602in" svg:height="3.4374in" style:rel-width="scale" style:rel-height="scale"><draw:image xlink:href="media/image5.png" xlink:type="simple" xlink:show="embed" xlink:actuate="onLoad"/><svg:title/><svg:desc/></draw:frame></text:span><text:span text:style-name="T56"><text:s/></text:span></text:p>
      <text:p text:style-name="P57"/>
      <text:p text:style-name="P58"/>
      <text:p text:style-name="P59"><text:s text:c="2"/></text:p>
      <text:p text:style-name="P60"><text:s/></text:p>
      <text:p text:style-name="P61"><text:s text:c="4"/></text:p>
      <text:p text:style-name="P62"><text:s/></text:p>
      <text:p text:style-name="P63"><text:s/></text:p>
      <text:p text:style-name="P64"><text:s/></text:p>
      <text:p text:style-name="P65"><text:s/></text:p>
      <text:p text:style-name="P66"><text:s/></text:p>
      <text:p text:style-name="P67"><text:s/></text:p>
      <text:p text:style-name="P68"><text:s/></text:p>
      <text:p text:style-name="Standard"><text:span text:style-name="T69"><draw:frame draw:z-index="9" draw:style-name="a5" draw:name="Image10" text:anchor-type="paragraph" svg:x="0.54931in" svg:y="0.15278in" svg:width="4.1772in" svg:height="1.3437in" style:rel-width="scale" style:rel-height="scale"><draw:image xlink:href="media/image6.png" xlink:type="simple" xlink:show="embed" xlink:actuate="onLoad"/><svg:title/><svg:desc/></draw:frame></text:span><text:span text:style-name="T70"><text:s/></text:span></text:p>
      <text:p text:style-name="P71"/>
      <text:p text:style-name="P72"/>
      <text:p text:style-name="P73"/>
      <text:p text:style-name="P74"/>
      <text:p text:style-name="P75">TASK#9:</text:p>
      <text:soft-page-break/>
      <text:p text:style-name="Standard"><text:span text:style-name="T76"><draw:frame draw:z-index="10" draw:style-name="a6" draw:name="Image11" text:anchor-type="paragraph" svg:x="0.30764in" svg:y="0in" svg:width="6.6563in" svg:height="6.1563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77"><text:s/></text:span><text:span text:style-name="T78"><text:s text:c="4"/></text:span><text:span text:style-name="T79"><draw:frame draw:z-index="11" draw:style-name="a7" draw:name="Image12" text:anchor-type="paragraph" svg:x="0.3272in" svg:y="0in" svg:width="4.2709in" svg:height="1.3957in" style:rel-width="scale" style:rel-height="scale"><draw:image xlink:href="media/image8.png" xlink:type="simple" xlink:show="embed" xlink:actuate="onLoad"/><svg:title/><svg:desc/></draw:frame></text:span><text:span text:style-name="T80"><text:s text:c="2"/></text:span></text:p>
      <text:p text:style-name="P81"><text:s text:c="2"/></text:p>
      <text:p text:style-name="P82"><text:s text:c="2"/></text:p>
      <text:p text:style-name="P83"><text:s text:c="3"/></text:p>
      <text:p text:style-name="P84"><text:s text:c="2"/></text:p>
      <text:p text:style-name="P85"><text:s text:c="4"/></text:p>
      <text:p text:style-name="P86">TASK<text:s/>10:</text:p>
      <text:soft-page-break/>
      <text:p text:style-name="Standard"><text:span text:style-name="T87"><draw:frame draw:z-index="12" draw:style-name="a8" draw:name="Image13" text:anchor-type="paragraph" svg:x="0.322in" svg:y="0in" svg:width="6.8646in" svg:height="3.3437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88"><draw:frame draw:z-index="13" draw:style-name="a9" draw:name="Image14" text:anchor-type="paragraph" svg:x="0.5409in" svg:y="0.1043in" svg:width="4.2398in" svg:height="1.4791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b &amp; Tech</meta:initial-creator>
    <dc:creator>Tab &amp; Tech</dc:creator>
    <meta:creation-date>2025-09-16T17:08:00Z</meta:creation-date>
    <dc:date>2025-09-16T17:09:00Z</dc:date>
    <meta:template xlink:href="Normal" xlink:type="simple"/>
    <meta:editing-cycles>2</meta:editing-cycles>
    <meta:editing-duration>PT180S</meta:editing-duration>
    <meta:document-statistic meta:page-count="5" meta:paragraph-count="3" meta:word-count="228" meta:character-count="1529" meta:row-count="10" meta:non-whitespace-character-count="1304"/>
  </office:meta>
</office:document-meta>
</file>